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9pt"/>
    </style:style>
    <style:style style:name="co2" style:family="table-column">
      <style:table-column-properties fo:break-before="auto" style:column-width="194.29pt"/>
    </style:style>
    <style:style style:name="co3" style:family="table-column">
      <style:table-column-properties fo:break-before="auto" style:column-width="290.0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8.36pt"/>
    </style:style>
    <style:style style:name="co6" style:family="table-column">
      <style:table-column-properties fo:break-before="auto" style:column-width="21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cc99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08080" fo:wrap-option="wrap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ocumen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  <table:table-cell table:style-name="ce6"/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unction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oon-package</text:p>
          </table:table-cell>
          <table:table-cell table:style-name="ce6" office:value-type="string" calcext:value-type="string">
            <text:p>loo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as.graph</text:p>
          </table:table-cell>
          <table:table-cell table:style-name="ce6" office:value-type="string" calcext:value-type="string">
            <text:p>Convert a loongraph object to an object of class graph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as.loongraph</text:p>
          </table:table-cell>
          <table:table-cell table:style-name="ce6" office:value-type="string" calcext:value-type="string">
            <text:p>Convert a graph object to a loongraph objec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col_loon</text:p>
          </table:table-cell>
          <table:table-cell table:style-name="ce6" office:value-type="string" calcext:value-type="string">
            <text:p>Similar to col_numeric and col_factor from the scales packag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complement</text:p>
          </table:table-cell>
          <table:table-cell table:style-name="ce6" office:value-type="string" calcext:value-type="string">
            <text:p>Create Complement Graph of a Graph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complement.loongraph</text:p>
          </table:table-cell>
          <table:table-cell table:style-name="ce6" office:value-type="string" calcext:value-type="string">
            <text:p>Create Complement Graph of a Graph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completegraph</text:p>
          </table:table-cell>
          <table:table-cell table:style-name="ce6" office:value-type="string" calcext:value-type="string">
            <text:p>Create a complete graph or digraph with a set of nodes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graphreduce</text:p>
          </table:table-cell>
          <table:table-cell table:style-name="ce6" office:value-type="string" calcext:value-type="string">
            <text:p>Make each space in a node apprear only once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linegraph</text:p>
          </table:table-cell>
          <table:table-cell table:style-name="ce6" office:value-type="string" calcext:value-type="string">
            <text:p>Create a linegraph</text:p>
          </table:table-cell>
          <table:table-cell office:value-type="string" calcext:value-type="string">
            <text:p>Copied from Hurley and Oldford: Navigationgraph paper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linegraph.loongraph</text:p>
          </table:table-cell>
          <table:table-cell table:style-name="ce6" office:value-type="string" calcext:value-type="string">
            <text:p>Create a linegraph of a graph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loon</text:p>
          </table:table-cell>
          <table:table-cell table:style-name="ce6" office:value-type="string" calcext:value-type="string">
            <text:p>loon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loongraph</text:p>
          </table:table-cell>
          <table:table-cell table:style-name="ce6" office:value-type="string" calcext:value-type="string">
            <text:p>Create a graph object of class loongraph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/>
          <table:table-cell office:value-type="string" calcext:value-type="string">
            <text:p>l_create_handle</text:p>
          </table:table-cell>
          <table:table-cell table:style-name="ce6" office:value-type="string" calcext:value-type="string">
            <text:p>Create a plot handle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l_glyphs_inspector</text:p>
          </table:table-cell>
          <table:table-cell table:style-name="ce6" office:value-type="string" calcext:value-type="string">
            <text:p>Create a Glyphs Inspector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l_glyphs_inspector_image</text:p>
          </table:table-cell>
          <table:table-cell table:style-name="ce6" office:value-type="string" calcext:value-type="string">
            <text:p>Create a Image Glyph Inspector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office:value-type="string" calcext:value-type="string">
            <text:p>l_glyphs_inspector_pointrange</text:p>
          </table:table-cell>
          <table:table-cell table:style-name="ce6" office:value-type="string" calcext:value-type="string">
            <text:p>Create a Pointrange Glyph Inspector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office:value-type="string" calcext:value-type="string">
            <text:p>l_glyphs_inspector_serialaxes</text:p>
          </table:table-cell>
          <table:table-cell table:style-name="ce6" office:value-type="string" calcext:value-type="string">
            <text:p>Create a Serialaxes Glyph Inspector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/>
          <table:table-cell office:value-type="string" calcext:value-type="string">
            <text:p>l_glyphs_inspector_text</text:p>
          </table:table-cell>
          <table:table-cell table:style-name="ce6" office:value-type="string" calcext:value-type="string">
            <text:p>Create a Text Glyph Inspector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l_graph_inspector</text:p>
          </table:table-cell>
          <table:table-cell table:style-name="ce6" office:value-type="string" calcext:value-type="string">
            <text:p>Create a Graph Inspector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l_graph_inspector_analysis</text:p>
          </table:table-cell>
          <table:table-cell table:style-name="ce6" office:value-type="string" calcext:value-type="string">
            <text:p>Create a Graph Analysis Inspector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/>
          <table:table-cell office:value-type="string" calcext:value-type="string">
            <text:p>l_graph_inspector_navigators</text:p>
          </table:table-cell>
          <table:table-cell table:style-name="ce6" office:value-type="string" calcext:value-type="string">
            <text:p>Create a Graph Navigator Inspector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/>
          <table:table-cell office:value-type="string" calcext:value-type="string">
            <text:p>l_help</text:p>
          </table:table-cell>
          <table:table-cell table:style-name="ce6" office:value-type="string" calcext:value-type="string">
            <text:p>Open a browser with loon's local documentation webpage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/>
          <table:table-cell office:value-type="string" calcext:value-type="string">
            <text:p>l_hist_inspector</text:p>
          </table:table-cell>
          <table:table-cell table:style-name="ce6" office:value-type="string" calcext:value-type="string">
            <text:p>Create a Histogram Inspector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/>
          <table:table-cell office:value-type="string" calcext:value-type="string">
            <text:p>l_hist_inspector_analysis</text:p>
          </table:table-cell>
          <table:table-cell table:style-name="ce6" office:value-type="string" calcext:value-type="string">
            <text:p>Create a Histogram Analysis Inspector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l_imageviewer</text:p>
          </table:table-cell>
          <table:table-cell table:style-name="ce6" office:value-type="string" calcext:value-type="string">
            <text:p>Display Tcl Images in a Simple Image Viewer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/>
          <table:table-cell office:value-type="string" calcext:value-type="string">
            <text:p>l_image_import_array</text:p>
          </table:table-cell>
          <table:table-cell table:style-name="ce6" office:value-type="string" calcext:value-type="string">
            <text:p>Import Greyscale Images as Tcl images from an Array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/>
          <table:table-cell office:value-type="string" calcext:value-type="string">
            <text:p>l_layers_inspector</text:p>
          </table:table-cell>
          <table:table-cell table:style-name="ce6" office:value-type="string" calcext:value-type="string">
            <text:p>Create a Layers Inspector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/>
          <table:table-cell office:value-type="string" calcext:value-type="string">
            <text:p>l_loon_inspector</text:p>
          </table:table-cell>
          <table:table-cell table:style-name="ce6" office:value-type="string" calcext:value-type="string">
            <text:p>Create a loon linspector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l_plot_inspector</text:p>
          </table:table-cell>
          <table:table-cell table:style-name="ce6" office:value-type="string" calcext:value-type="string">
            <text:p>Create a Scatterplot Inspector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/>
          <table:table-cell office:value-type="string" calcext:value-type="string">
            <text:p>l_plot_inspector_analysis</text:p>
          </table:table-cell>
          <table:table-cell table:style-name="ce6" office:value-type="string" calcext:value-type="string">
            <text:p>Create a Scatterplot Analysis Inspector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/>
          <table:table-cell office:value-type="string" calcext:value-type="string">
            <text:p>l_serialaxes_inspector</text:p>
          </table:table-cell>
          <table:table-cell table:style-name="ce6" office:value-type="string" calcext:value-type="string">
            <text:p>Create a Serialaxes Analysis Inspector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/>
          <table:table-cell office:value-type="string" calcext:value-type="string">
            <text:p>l_setTitleFont</text:p>
          </table:table-cell>
          <table:table-cell table:style-name="ce6" office:value-type="string" calcext:value-type="string">
            <text:p>Change all title fonts of loon's displays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/>
          <table:table-cell office:value-type="string" calcext:value-type="string">
            <text:p>l_throwErrorIfNotLoonWidget</text:p>
          </table:table-cell>
          <table:table-cell table:style-name="ce6" office:value-type="string" calcext:value-type="string">
            <text:p>Throw an error if string is not associated with a loon widget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/>
          <table:table-cell table:style-name="ce5" office:value-type="string" calcext:value-type="string">
            <text:p>l_widget</text:p>
          </table:table-cell>
          <table:table-cell table:style-name="ce8" office:value-type="string" calcext:value-type="string">
            <text:p>Dummy function to be used in the Roxygen documentation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/>
          <table:table-cell office:value-type="string" calcext:value-type="string">
            <text:p>l_worldview</text:p>
          </table:table-cell>
          <table:table-cell table:style-name="ce6" office:value-type="string" calcext:value-type="string">
            <text:p>Create a Worldview Inspector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/>
          <table:table-cell office:value-type="string" calcext:value-type="string">
            <text:p>ndtransitiongraph</text:p>
          </table:table-cell>
          <table:table-cell table:style-name="ce6" office:value-type="string" calcext:value-type="string">
            <text:p>Create a n-d transition graph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/>
          <table:table-cell office:value-type="string" calcext:value-type="string">
            <text:p>plot.loongraph</text:p>
          </table:table-cell>
          <table:table-cell table:style-name="ce6" office:value-type="string" calcext:value-type="string">
            <text:p>Plot a loon graph object with base R graphics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/>
          <table:table-cell office:value-type="string" calcext:value-type="string">
            <text:p>print.l_layer</text:p>
          </table:table-cell>
          <table:table-cell table:style-name="ce6" office:value-type="string" calcext:value-type="string">
            <text:p>Print method for layer object handl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_layer</text:p>
          </table:table-cell>
          <table:table-cell table:style-name="ce6" office:value-type="string" calcext:value-type="string">
            <text:p>layer something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l_layer.density</text:p>
          </table:table-cell>
          <table:table-cell table:style-name="ce6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l_layer_ids</text:p>
          </table:table-cell>
          <table:table-cell table:style-name="ce6" office:value-type="string" calcext:value-type="string">
            <text:p>List ids of layers in Plo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l_layer_group</text:p>
          </table:table-cell>
          <table:table-cell table:style-name="ce6" office:value-type="string" calcext:value-type="string">
            <text:p>layer a group nod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l_layer_polygon</text:p>
          </table:table-cell>
          <table:table-cell table:style-name="ce6" office:value-type="string" calcext:value-type="string">
            <text:p>Layer polygon onto plot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l_layer_polygons</text:p>
          </table:table-cell>
          <table:table-cell table:style-name="ce6" office:value-type="string" calcext:value-type="string">
            <text:p>Layer polygons onto plo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l_layer_rectangle</text:p>
          </table:table-cell>
          <table:table-cell table:style-name="ce6" office:value-type="string" calcext:value-type="string">
            <text:p>Layer polygon onto plo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l_layer_rectangles</text:p>
          </table:table-cell>
          <table:table-cell table:style-name="ce6" office:value-type="string" calcext:value-type="string">
            <text:p>Layer polygons onto plo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l_layer_line</text:p>
          </table:table-cell>
          <table:table-cell table:style-name="ce6" office:value-type="string" calcext:value-type="string">
            <text:p>Layer line onto plot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l_layer_lines</text:p>
          </table:table-cell>
          <table:table-cell table:style-name="ce6" office:value-type="string" calcext:value-type="string">
            <text:p>Layer polygons onto plot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l_layer_oval</text:p>
          </table:table-cell>
          <table:table-cell table:style-name="ce6" office:value-type="string" calcext:value-type="string">
            <text:p>Layer polygon onto plot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l_layer_points</text:p>
          </table:table-cell>
          <table:table-cell table:style-name="ce6" office:value-type="string" calcext:value-type="string">
            <text:p>Layer points onto plot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/>
          <table:table-cell office:value-type="string" calcext:value-type="string">
            <text:p>l_layer_texts</text:p>
          </table:table-cell>
          <table:table-cell table:style-name="ce6" office:value-type="string" calcext:value-type="string">
            <text:p>Layer text onto plot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l_layer_te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l_layer_delete</text:p>
          </table:table-cell>
          <table:table-cell table:style-name="ce6" office:value-type="string" calcext:value-type="string">
            <text:p>Delete a layer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office:value-type="string" calcext:value-type="string">
            <text:p>l_layer_expunge</text:p>
          </table:table-cell>
          <table:table-cell table:style-name="ce6" office:value-type="string" calcext:value-type="string">
            <text:p>Delete a layer and all its descendants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office:value-type="string" calcext:value-type="string">
            <text:p>l_layer_move</text:p>
          </table:table-cell>
          <table:table-cell table:style-name="ce6" office:value-type="string" calcext:value-type="string">
            <text:p>Move a layer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/>
          <table:table-cell office:value-type="string" calcext:value-type="string">
            <text:p>l_layer_hide</text:p>
          </table:table-cell>
          <table:table-cell table:style-name="ce6" office:value-type="string" calcext:value-type="string">
            <text:p>Hide a layer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l_layer_show</text:p>
          </table:table-cell>
          <table:table-cell table:style-name="ce6" office:value-type="string" calcext:value-type="string">
            <text:p>Show or un-hide a layer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l_layer_relabel</text:p>
          </table:table-cell>
          <table:table-cell table:style-name="ce6" office:value-type="string" calcext:value-type="string">
            <text:p>Relabel a layer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/>
          <table:table-cell office:value-type="string" calcext:value-type="string">
            <text:p>l_layer_raise</text:p>
          </table:table-cell>
          <table:table-cell table:style-name="ce6" office:value-type="string" calcext:value-type="string">
            <text:p>Move a layer above its sibling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/>
          <table:table-cell office:value-type="string" calcext:value-type="string">
            <text:p>l_layer_lower</text:p>
          </table:table-cell>
          <table:table-cell table:style-name="ce6" office:value-type="string" calcext:value-type="string">
            <text:p>Lower a layer below its sibling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/>
          <table:table-cell office:value-type="string" calcext:value-type="string">
            <text:p>l_layer_promote</text:p>
          </table:table-cell>
          <table:table-cell table:style-name="ce6" office:value-type="string" calcext:value-type="string">
            <text:p>Move layer into its parent group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/>
          <table:table-cell office:value-type="string" calcext:value-type="string">
            <text:p>l_layer_demote</text:p>
          </table:table-cell>
          <table:table-cell table:style-name="ce6" office:value-type="string" calcext:value-type="string">
            <text:p>Move layer into its right hand side sibling layer group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l_layer_bbox</text:p>
          </table:table-cell>
          <table:table-cell table:style-name="ce6" office:value-type="string" calcext:value-type="string">
            <text:p>Returns the bounding box of a layer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/>
          <table:table-cell office:value-type="string" calcext:value-type="string">
            <text:p>l_layer_getLab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/>
          <table:table-cell office:value-type="string" calcext:value-type="string">
            <text:p>l_layer_getChildr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/>
          <table:table-cell office:value-type="string" calcext:value-type="string">
            <text:p>l_layer_getPare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/>
          <table:table-cell office:value-type="string" calcext:value-type="string">
            <text:p>l_layer_printTre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l_layer_isVisib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/>
          <table:table-cell office:value-type="string" calcext:value-type="string">
            <text:p>l_layer_getTyp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/>
          <table:table-cell office:value-type="string" calcext:value-type="string">
            <text:p>l_layer_ind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/>
          <table:table-cell office:value-type="string" calcext:value-type="string">
            <text:p>l_layer_layerVisibility</text:p>
          </table:table-cell>
          <table:table-cell table:style-name="ce6"/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/>
          <table:table-cell office:value-type="string" calcext:value-type="string">
            <text:p>l_layer_groupVisibility</text:p>
          </table:table-cell>
          <table:table-cell table:style-name="ce6"/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/>
          <table:table-cell office:value-type="string" calcext:value-type="string">
            <text:p>l_layer_bbo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/>
          <table:table-cell office:value-type="string" calcext:value-type="string">
            <text:p>l_plot.map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/>
          <table:table-cell office:value-type="string" calcext:value-type="string">
            <text:p>l_layer.map</text:p>
          </table:table-cell>
          <table:table-cell table:style-name="ce6"/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/>
          <table:table-cell office:value-type="string" calcext:value-type="string">
            <text:p>l_layer_contourLin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/>
          <table:table-cell office:value-type="string" calcext:value-type="string">
            <text:p>l_layer_heatImage</text:p>
          </table:table-cell>
          <table:table-cell table:style-name="ce6"/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l_layer_rasterImage</text:p>
          </table:table-cell>
          <table:table-cell table:style-name="ce6"/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2"/>
          <table:table-cell office:value-type="string" calcext:value-type="string">
            <text:p>l_layer.SpatialPolygonsDataFra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"/>
          <table:table-cell office:value-type="string" calcext:value-type="string">
            <text:p>l_layer.SpatialPolyg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"/>
          <table:table-cell office:value-type="string" calcext:value-type="string">
            <text:p>l_layer.Polyg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2"/>
          <table:table-cell office:value-type="string" calcext:value-type="string">
            <text:p>l_layer.Polyg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l_layer.SpatialLinesDataFra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2"/>
          <table:table-cell office:value-type="string" calcext:value-type="string">
            <text:p>l_layer.SpatialLin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2"/>
          <table:table-cell office:value-type="string" calcext:value-type="string">
            <text:p>l_layer.Lin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"/>
          <table:table-cell office:value-type="string" calcext:value-type="string">
            <text:p>l_layer.L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2"/>
          <table:table-cell office:value-type="string" calcext:value-type="string">
            <text:p>l_layer.SpatialPointsDataFra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l_layer.SpatialPoi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2"/>
          <table:table-cell office:value-type="string" calcext:value-type="string">
            <text:p>l_plot.map</text:p>
          </table:table-cell>
          <table:table-cell table:style-name="ce6" office:value-type="string" calcext:value-type="string">
            <text:p>Create an plot with a map layer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l_bind_canv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l_bind_canvas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l_bind_canvas_g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l_bind_canvas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l_bind_canvas_reord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l_bind_lay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l_bind_layer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l_bind_layer_g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l_bind_layer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l_bind_layer_reord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l_bind_sta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l_bind_state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/>
          <table:table-cell office:value-type="string" calcext:value-type="string">
            <text:p>l_bind_state_g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office:value-type="string" calcext:value-type="string">
            <text:p>l_bind_state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l_bind_ite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office:value-type="string" calcext:value-type="string">
            <text:p>l_bind_item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office:value-type="string" calcext:value-type="string">
            <text:p>l_bind_item_g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/>
          <table:table-cell office:value-type="string" calcext:value-type="string">
            <text:p>l_bind_item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/>
          <table:table-cell office:value-type="string" calcext:value-type="string">
            <text:p>l_bind_item_reord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l_bind_glyph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/>
          <table:table-cell office:value-type="string" calcext:value-type="string">
            <text:p>l_bind_glyph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/>
          <table:table-cell office:value-type="string" calcext:value-type="string">
            <text:p>l_bind_glyph_g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/>
          <table:table-cell office:value-type="string" calcext:value-type="string">
            <text:p>l_bind_glyph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/>
          <table:table-cell office:value-type="string" calcext:value-type="string">
            <text:p>l_bind_glyph_reord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l_bind_navigato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/>
          <table:table-cell office:value-type="string" calcext:value-type="string">
            <text:p>l_bind_navigator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/>
          <table:table-cell office:value-type="string" calcext:value-type="string">
            <text:p>l_bind_navigator_g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/>
          <table:table-cell office:value-type="string" calcext:value-type="string">
            <text:p>l_bind_navigator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/>
          <table:table-cell office:value-type="string" calcext:value-type="string">
            <text:p>l_bind_navigator_reord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l_bind_conte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/>
          <table:table-cell office:value-type="string" calcext:value-type="string">
            <text:p>l_bind_context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/>
          <table:table-cell office:value-type="string" calcext:value-type="string">
            <text:p>l_bind_context_g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/>
          <table:table-cell office:value-type="string" calcext:value-type="string">
            <text:p>l_bind_context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/>
          <table:table-cell office:value-type="string" calcext:value-type="string">
            <text:p>l_bind_context_reord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/>
          <table:table-cell office:value-type="string" calcext:value-type="string">
            <text:p>l_currenttags</text:p>
          </table:table-cell>
          <table:table-cell table:style-name="ce6" office:value-type="string" calcext:value-type="string">
            <text:p>Get tags for item that is below mouse cursors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/>
          <table:table-cell office:value-type="string" calcext:value-type="string">
            <text:p>l_currentindex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l_glyph_relab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l_glyph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l_glyph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l_glyph_getLab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l_glyph_getType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l_glyph_ad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l_glyph_add.defa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l_glyph_add_te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l_glyph_add_pointran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l_glyph_add_polyg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l_glyph_add_serialax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_glyph_add_imag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_setColorLi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_getColorLi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l_setColorList_ColorBrewer</text:p>
          </table:table-cell>
          <table:table-cell table:style-name="ce6" office:value-type="string" calcext:value-type="string">
            <text:p>ColorBrewer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_setColorList_hcl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_setColorList_ggplot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_setColorList_base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_navgraph</text:p>
          </table:table-cell>
          <table:table-cell table:style-name="ce6" office:value-type="string" calcext:value-type="string">
            <text:p>Create a Navgraph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_ng_plots</text:p>
          </table:table-cell>
          <table:table-cell table:style-name="ce6" office:value-type="string" calcext:value-type="string">
            <text:p>Select 2d spaces in scatterplot matrix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_ng_ranges</text:p>
          </table:table-cell>
          <table:table-cell table:style-name="ce6" office:value-type="string" calcext:value-type="string">
            <text:p>Navgraph with slider for top fraction of measures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_ng_ranges.scagnostics</text:p>
          </table:table-cell>
          <table:table-cell table:style-name="ce6" office:value-type="string" calcext:value-type="string">
            <text:p>Navigation Graphs based on Scagnostics Measures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_contex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_context_dele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_context_i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_context_relab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_context_getLab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_context_ad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_context_add_context2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_context_add_geodesic2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/>
          <table:table-cell office:value-type="string" calcext:value-type="string">
            <text:p>l_context_add_slicing2d</text:p>
          </table:table-cell>
          <table:table-cell table:style-name="ce6" office:value-type="string" calcext:value-type="string">
            <text:p>Slicing Context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easures1d</text:p>
          </table:table-cell>
          <table:table-cell table:style-name="ce6" office:value-type="string" calcext:value-type="string">
            <text:p>One Dimensional Measures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easures2d</text:p>
          </table:table-cell>
          <table:table-cell table:style-name="ce6" office:value-type="string" calcext:value-type="string">
            <text:p>Two Dimensional Measures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gnostics2d</text:p>
          </table:table-cell>
          <table:table-cell table:style-name="ce6" office:value-type="string" calcext:value-type="string">
            <text:p>Created 2d scagnostics measure closure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/>
          <table:table-cell office:value-type="string" calcext:value-type="string">
            <text:p>l_ng_plots.default</text:p>
          </table:table-cell>
          <table:table-cell table:style-name="ce6" office:value-type="string" calcext:value-type="string">
            <text:p>Select 2d spaces in scatterplot matrix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/>
          <table:table-cell office:value-type="string" calcext:value-type="string">
            <text:p>l_ng_plots.measures</text:p>
          </table:table-cell>
          <table:table-cell table:style-name="ce6" office:value-type="string" calcext:value-type="string">
            <text:p>Select 2d spaces in scatterplot matrix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/>
          <table:table-cell office:value-type="string" calcext:value-type="string">
            <text:p>l_ng_plots.scagnostics</text:p>
          </table:table-cell>
          <table:table-cell table:style-name="ce6" office:value-type="string" calcext:value-type="string">
            <text:p>Select 2d spaces in scatterplot matrix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/>
          <table:table-cell office:value-type="string" calcext:value-type="string">
            <text:p>l_ng_ranges.default</text:p>
          </table:table-cell>
          <table:table-cell table:style-name="ce6" office:value-type="string" calcext:value-type="string">
            <text:p>Navigation graph based on Measures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/>
          <table:table-cell office:value-type="string" calcext:value-type="string">
            <text:p>l_ng_ranges.measures</text:p>
          </table:table-cell>
          <table:table-cell table:style-name="ce6" office:value-type="string" calcext:value-type="string">
            <text:p>Navgraph with measures and slider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_plot</text:p>
          </table:table-cell>
          <table:table-cell table:style-name="ce6" office:value-type="string" calcext:value-type="string">
            <text:p>Create a 2d Scatterplot Widge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_graph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_nesteTclList2Rlist</text:p>
          </table:table-cell>
          <table:table-cell table:style-name="ce6" office:value-type="string" calcext:value-type="string">
            <text:p>Convert a nested tcl list to a R list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_after_id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_aspec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_setAspect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_Rlist2nestedTclList</text:p>
          </table:table-cell>
          <table:table-cell table:style-name="ce6" office:value-type="string" calcext:value-type="string">
            <text:p>Convert an R list to a nested tcl lis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_zoom</text:p>
          </table:table-cell>
          <table:table-cell table:style-name="ce6" office:value-type="string" calcext:value-type="string">
            <text:p>Zoom from and towards the center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_dat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_ex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_export_valid_forma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rint.l_lay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_getGraph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/>
          <table:table-cell office:value-type="string" calcext:value-type="string">
            <text:p>l_isLoonWidget</text:p>
          </table:table-cell>
          <table:table-cell table:style-name="ce6" office:value-type="string" calcext:value-type="string">
            <text:p>Check if a widget path is a valid loon widget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/>
          <table:table-cell office:value-type="string" calcext:value-type="string">
            <text:p>l_plot.stl</text:p>
          </table:table-cell>
          <table:table-cell table:style-name="ce6" office:value-type="string" calcext:value-type="string">
            <text:p>Visualize stl objects with loon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/>
          <table:table-cell office:value-type="string" calcext:value-type="string">
            <text:p>l_subwin</text:p>
          </table:table-cell>
          <table:table-cell table:style-name="ce6" office:value-type="string" calcext:value-type="string">
            <text:p>Create a child widget path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l_serialax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AndThem</text:p>
          </table:table-cell>
          <table:table-cell table:style-name="ce6" office:value-type="string" calcext:value-type="string">
            <text:p>Data for to re-create Hans Rosling's fameous animatio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v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ority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liveAcid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AsList</text:p>
          </table:table-cell>
          <table:table-cell table:style-name="ce6" office:value-type="string" calcext:value-type="string">
            <text:p>Create a list of polygons or lin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unlist</text:p>
          </table:table-cell>
          <table:table-cell table:style-name="ce6" office:value-type="string" calcext:value-type="string">
            <text:p>Create a flat list of polygon specifica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_knitr_in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kni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ke_glyphs</text:p>
          </table:table-cell>
          <table:table-cell table:number-columns-repeated="2"/>
        </table:table-row>
        <table:table-row table:style-name="ro1" table:number-rows-repeated="90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_ladd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ladder_widget</text:p>
          </table:table-cell>
          <table:table-cell table:number-columns-repeated="2"/>
        </table:table-row>
        <table:table-row table:style-name="ro1" table:number-rows-repeated="2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heck_irregular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_setLinkedStat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getLinkedStat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mo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move_valig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move_halig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move_vdi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move_hdi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move_gr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move_jit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move_res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grap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_ad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_dele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_id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_walk_pa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_walk_forwa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_walk_backwa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_relabe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avigator_getLabe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g_plo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g_plots.defaul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g_plots.measur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g_plots.scagnostic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g_rang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g_ranges.defaul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g_ranges.scagnostic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g_ranges.measur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pai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plot.defaul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plot.st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redra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resiz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scalet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scaleto_worl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scaleto_pl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scaleto_select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scaleto_activ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scaleto_lay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l_serialax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siz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colorcrosstab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t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zoo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.loonobj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asures1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nt.measures1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asures2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nt.measures2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Rlist2nestedTclLi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_nesteTclList2Rli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cagnostics2d</text:p>
          </table:table-cell>
          <table:table-cell table:number-columns-repeated="2"/>
        </table:table-row>
      </table:table>
      <table:table table:name="improv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l_knitr_init</text:p>
          </table:table-cell>
          <table:table-cell office:value-type="string" calcext:value-type="string">
            <text:p>implement</text:p>
          </table:table-cell>
        </table:table-row>
        <table:table-row table:style-name="ro1">
          <table:table-cell/>
          <table:table-cell office:value-type="string" calcext:value-type="string">
            <text:p>l_knit</text:p>
          </table:table-cell>
          <table:table-cell office:value-type="string" calcext:value-type="string">
            <text:p>imple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_layer_texts</text:p>
          </table:table-cell>
          <table:table-cell office:value-type="string" calcext:value-type="string">
            <text:p>layer a single text st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_layer_expunge</text:p>
          </table:table-cell>
          <table:table-cell office:value-type="string" calcext:value-type="string">
            <text:p>all but mod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_bind_item_reorder</text:p>
          </table:table-cell>
          <table:table-cell office:value-type="string" calcext:value-type="string">
            <text:p>imple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_layer_image</text:p>
          </table:table-cell>
          <table:table-cell office:value-type="string" calcext:value-type="string">
            <text:p>l_layer_image(img, xleft, xright, ybottom, ytop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ge itemlabel to itemLabel and showItemlabels to showItemLab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 for omit data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l_pairs</text:p>
          </table:table-cell>
          <table:table-cell office:value-type="string" calcext:value-type="string">
            <text:p>write the labels into canvasses so that they get cropped when they are resized. (use <text:a xlink:href="http://wiki.tcl.tk/8445" xlink:type="simple">http://wiki.tcl.tk/8445</text:a>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l_na.omit</text:p>
          </table:table-cell>
          <table:table-cell office:value-type="string" calcext:value-type="string">
            <text:p>document/finalize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loon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_kmpl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cma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na.o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glyph_add_spiro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 l_glyph_spiro to loon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21:26:03.840612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5:26:04.397720136</meta:creation-date>
    <dc:date>2017-01-10T22:17:32.732568666</dc:date>
    <meta:editing-duration>PT16H18M45S</meta:editing-duration>
    <meta:editing-cycles>45</meta:editing-cycles>
    <meta:generator>LibreOffice/5.2.2.2$Linux_X86_64 LibreOffice_project/20m0$Build-2</meta:generator>
    <meta:document-statistic meta:table-count="2" meta:cell-count="545" meta:object-count="0"/>
  </office:meta>
</office:document-meta>
</file>